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dddddd" draw:marker-start-width="0.352cm" draw:marker-end-width="0.352cm" svg:stroke-linecap="round" draw:fill-color="#404244" draw:textarea-horizontal-align="justify" draw:textarea-vertical-align="middle" draw:auto-grow-height="false" fo:min-height="2.748cm" fo:min-width="5.8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02cm" svg:stroke-color="#dddddd" draw:marker-start-width="0.352cm" draw:marker-end-width="0.352cm" svg:stroke-linecap="round" draw:fill="solid" draw:fill-color="#404244" draw:textarea-horizontal-align="justify" draw:textarea-vertical-align="middle" draw:auto-grow-height="false" fo:min-height="2.698cm" fo:min-width="12.1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dddddd" draw:marker-start-width="0.352cm" draw:marker-end-width="0.352cm" svg:stroke-linecap="round" draw:fill-color="#404244" draw:textarea-horizontal-align="justify" draw:textarea-vertical-align="middle" draw:auto-grow-height="false" fo:min-height="2.698cm" fo:min-width="5.75cm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333333" draw:marker-start-width="0.352cm" draw:marker-end-width="0.352cm" draw:fill="none" draw:textarea-vertical-align="middle" draw:auto-grow-height="false" fo:min-height="2.64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333333" draw:marker-start-width="0.352cm" draw:marker-end-width="0.352cm" draw:fill="none" draw:textarea-vertical-align="middle" draw:auto-grow-height="false" fo:min-height="18.7cm" fo:min-width="0.703cm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fo:min-height="0.718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5.719cm" fo:min-width="0cm"/>
    </style:style>
    <style:style style:name="gr8" style:family="graphic" style:parent-style-name="standard">
      <style:graphic-properties draw:stroke="solid" svg:stroke-width="0.152cm" svg:stroke-color="#111111" draw:marker-start-width="0.427cm" draw:marker-end-width="0.427cm" svg:stroke-linecap="round" draw:fill="none" draw:fill-color="#404244" draw:textarea-horizontal-align="justify" draw:textarea-vertical-align="middle" draw:auto-grow-height="false" fo:min-height="5.68cm" fo:min-width="18.415cm" fo:padding-top="0.2cm" fo:padding-bottom="0.2cm" fo:padding-left="0.325cm" fo:padding-right="0.325cm"/>
    </style:style>
    <style:style style:name="P1" style:family="paragraph">
      <style:paragraph-properties fo:text-align="center"/>
      <style:text-properties fo:color="#eeeeee" style:font-name="Ubuntu"/>
    </style:style>
    <style:style style:name="P2" style:family="paragraph">
      <loext:graphic-properties draw:fill-color="#404244"/>
      <style:paragraph-properties fo:text-align="center"/>
      <style:text-properties fo:color="#eeeeee" style:font-name="Ubuntu"/>
    </style:style>
    <style:style style:name="P3" style:family="paragraph">
      <loext:graphic-properties draw:fill-color="#404244"/>
      <style:paragraph-properties fo:text-align="center"/>
      <style:text-properties fo:color="#eeeeee" style:font-name="Ubuntu" fo:font-weight="bold" style:font-weight-asian="bold" style:font-weight-complex="bold"/>
    </style:style>
    <style:style style:name="P4" style:family="paragraph">
      <style:paragraph-properties fo:text-align="center"/>
      <style:text-properties fo:color="#eeeeee" style:font-name="Ubuntu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solid" draw:fill-color="#404244"/>
      <style:paragraph-properties fo:text-align="center"/>
      <style:text-properties fo:color="#eeeeee" style:font-name="Ubuntu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404244"/>
      <style:paragraph-properties fo:text-align="center"/>
      <style:text-properties fo:color="#eeeeee" style:font-name="Ubuntu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333333" style:font-name="Ubuntu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color="#333333" style:font-name="Ubuntu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404244"/>
      <style:paragraph-properties fo:text-align="center"/>
      <style:text-properties fo:color="#eeeeee" style:font-name="Ubuntu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eeeeee" style:font-name="Ubuntu"/>
    </style:style>
    <style:style style:name="T2" style:family="text">
      <style:text-properties fo:color="#eeeeee" style:font-name="Ubuntu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333333"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048cm" svg:x="6.115cm" svg:y="9.75cm">
          <text:p text:style-name="P1"><text:span text:style-name="T1">Tcp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3.048cm" svg:x="12.465cm" svg:y="9.75cm">
          <text:p text:style-name="P1"><text:span text:style-name="T1">WebSocket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2.7cm" svg:height="3.048cm" svg:x="6.115cm" svg:y="6.702cm">
          <text:p text:style-name="P4"><text:span text:style-name="T2">JSON-RPC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6.35cm" svg:height="3.048cm" svg:x="18.815cm" svg:y="6.702cm">
          <text:p text:style-name="P4"><text:span text:style-name="T2">RES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3.048cm" svg:x="18.815cm" svg:y="9.75cm">
          <text:p text:style-name="P1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016cm" svg:height="3.048cm" svg:x="5.118cm" svg:y="9.75cm">
          <text:p/>
          <draw:enhanced-geometry svg:viewBox="0 0 21600 21600" draw:glue-points="21600 0 0 10800 21600 21600" draw:text-areas="13800 ?f9 21600 ?f10" draw:type="left-brace" draw:modifiers="4548.11413578222 10463.496228271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7" draw:layer="layout" svg:width="1.303cm" svg:height="19.05cm" draw:transform="rotate (-1.5707963267949) translate (25.165cm 5.445cm)">
          <text:p/>
          <draw:enhanced-geometry svg:viewBox="0 0 21600 21600" draw:glue-points="21600 0 0 10800 21600 21600" draw:text-areas="13800 ?f9 21600 ?f10" draw:mirror-horizontal="true" draw:mirror-vertical="false" draw:type="left-brace" draw:modifiers="824.27169177471 10501.244029184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3.647cm" svg:height="0.968cm" svg:x="13.644cm" svg:y="4.416cm">
          <draw:text-box>
            <text:p text:style-name="P8"><text:span text:style-name="T3">API</text:span></text:p>
          </draw:text-box>
        </draw:frame>
        <draw:frame draw:style-name="gr6" draw:text-style-name="P9" draw:layer="layout" svg:width="3.647cm" svg:height="0.968cm" svg:x="1.625cm" svg:y="10.641cm">
          <draw:text-box>
            <text:p text:style-name="P8"><text:span text:style-name="T3">Interface</text:span></text:p>
          </draw:text-box>
        </draw:frame>
        <draw:custom-shape draw:style-name="gr7" draw:text-style-name="P10" draw:layer="layout" svg:width="0.254cm" svg:height="5.969cm" svg:x="18.723cm" svg:y="6.7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9.015cm" svg:height="6.03cm" svg:x="6.15cm" svg:y="6.702cm">
          <text:p text:style-name="P4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7:31:50.745209326</meta:creation-date>
    <dc:date>2015-08-12T17:59:32.765743842</dc:date>
    <meta:editing-duration>PT11M9S</meta:editing-duration>
    <meta:editing-cycles>3</meta:editing-cycles>
    <meta:generator>LibreOffice/4.4.2.2$Linux_X86_64 LibreOffice_project/40m0$Build-2</meta:generator>
    <meta:document-statistic meta:object-count="11"/>
  </office:meta>
</office:document-meta>
</file>